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officeooo:rsid="000e4f11" officeooo:paragraph-rsid="000e4f11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fo:font-style="normal" officeooo:rsid="000e4f11" officeooo:paragraph-rsid="000e4f11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0e4f11" officeooo:paragraph-rsid="000e4f11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color="#c9211e" fo:font-style="normal" style:text-underline-style="none" officeooo:rsid="000f3048" officeooo:paragraph-rsid="000e4f11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tyle="normal" style:text-underline-style="none" officeooo:rsid="000e4f11" officeooo:paragraph-rsid="000e4f11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style:text-underline-style="none" officeooo:rsid="000e4f11" officeooo:paragraph-rsid="000f3048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tyle="normal" style:text-underline-style="none" officeooo:rsid="000f3048" officeooo:paragraph-rsid="000f3048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0f3048" officeooo:paragraph-rsid="000f3048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officeooo:rsid="000e4f11" officeooo:paragraph-rsid="000e4f11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2a6099"/>
    </style:style>
    <style:style style:name="T4" style:family="text">
      <style:text-properties fo:color="#2a6099" style:text-underline-style="solid" style:text-underline-width="auto" style:text-underline-color="font-color"/>
    </style:style>
    <style:style style:name="T5" style:family="text">
      <style:text-properties officeooo:rsid="0013bc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E MACACHI</text:p>
      <text:p text:style-name="P1"/>
      <text:p text:style-name="P2">Buongiorno, la ringraziamo per aver scelto di utilizzare questo software. Qui di seguito troverà a sua disposizione un breve manuale, dettagliato ed intuitivo, per im<text:span text:style-name="T5">p</text:span>arare ad orientarsi attraverso le varie features del software.</text:p>
      <text:p text:style-name="P2"/>
      <text:list xml:id="list4034679241" text:style-name="L1">
        <text:list-item>
          <text:p text:style-name="P9">Finalità del software</text:p>
        </text:list-item>
        <text:list-item>
          <text:p text:style-name="P9">Caricamento file</text:p>
        </text:list-item>
        <text:list-item>
          <text:p text:style-name="P9">Formati supportati</text:p>
        </text:list-item>
        <text:list-item>
          <text:p text:style-name="P9">Operazioni supportate</text:p>
        </text:list-item>
        <text:list-item>
          <text:p text:style-name="P9">Il file di log</text:p>
        </text:list-item>
        <text:list-item>
          <text:p text:style-name="P9">Interpretazione dell’output</text:p>
        </text:list-item>
      </text:list>
      <text:p text:style-name="P2"/>
      <text:p text:style-name="P3">Finalità del software:</text:p>
      <text:p text:style-name="P3"/>
      <text:p text:style-name="P6">Il presente software è un utile tool per il calcolo di <text:span text:style-name="T1">mappe emotive</text:span> in determinati punti di interesse, detti <text:span text:style-name="T1">POI</text:span><text:span text:style-name="T2">.</text:span></text:p>
      <text:p text:style-name="P8">Vi sono a disposizione, precaricati ed utilizzabili, 3 differenti POI. La lista, tuttavia, è espandibile per garantire la massima flessibilità di utilizzo.</text:p>
      <text:p text:style-name="P8">La mappa creata risulta facilmente consultabile ed adattabile alle più disparate esigenze, di seguito troverà tutte le informazioni per sfruttare al meglio questo software.</text:p>
      <text:p text:style-name="P3"/>
      <text:p text:style-name="P3">Caricamento file:</text:p>
      <text:p text:style-name="P4"/>
      <text:p text:style-name="P7">HALP LONGO</text:p>
      <text:p text:style-name="P3"/>
      <text:p text:style-name="P3">Formati supportati:</text:p>
      <text:p text:style-name="P3"/>
      <text:p text:style-name="P7">Il software svolge le sue operazioni partendo da dati grezzi, i quali devono essere presentati in uno specifico formato per permettergli di lavorare correttamente.</text:p>
      <text:p text:style-name="P7">Il formato è il seguente:</text:p>
      <text:p text:style-name="P7">Sarà necessario adottare un <text:span text:style-name="T4">file di testo (Example.txt)</text:span><text:span text:style-name="T3"> </text:span>il quale dovrà avere un contenuto che rispetti la seguente forma:</text:p>
      <text:p text:style-name="P7"/>
      <text:p text:style-name="P7"/>
      <text:p text:style-name="P3"/>
      <text:p text:style-name="P3">Operazioni supportate:</text:p>
      <text:p text:style-name="P3"/>
      <text:p text:style-name="P5"/>
      <text:p text:style-name="P3"/>
      <text:p text:style-name="P3">Il file di log:</text:p>
      <text:p text:style-name="P3"/>
      <text:p text:style-name="P5"/>
      <text:p text:style-name="P3"/>
      <text:p text:style-name="P3">Interpretazione dell’output:</text:p>
      <text:p text:style-name="P3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6T10:30:34.968000000</meta:creation-date>
    <dc:date>2020-01-23T12:30:11.332000000</dc:date>
    <meta:editing-duration>PT10M44S</meta:editing-duration>
    <meta:editing-cycles>2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21" meta:word-count="187" meta:character-count="1250" meta:non-whitespace-character-count="1090"/>
  </office:meta>
</office:document-meta>
</file>